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end"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end" style:justify-single-word="false"/>
      <style:text-properties style:font-name="Ubuntu" officeooo:rsid="00113645" officeooo:paragraph-rsid="00113645"/>
    </style:style>
    <style:style style:name="P6" style:family="paragraph" style:parent-style-name="Standard">
      <style:paragraph-properties fo:text-align="end" style:justify-single-word="false"/>
      <style:text-properties style:font-name="Ubuntu" fo:font-size="10pt" officeooo:rsid="00113645" officeooo:paragraph-rsid="00113645" style:font-size-asian="10pt" style:font-size-complex="10pt"/>
    </style:style>
    <style:style style:name="P7" style:family="paragraph" style:parent-style-name="Standard">
      <style:paragraph-properties fo:text-align="start" style:justify-single-word="false"/>
      <style:text-properties fo:font-weight="bold" officeooo:rsid="000ee310" officeooo:paragraph-rsid="000ee310" style:font-weight-asian="bold" style:font-weight-complex="bold"/>
    </style:style>
    <style:style style:name="P8" style:family="paragraph" style:parent-style-name="Standard">
      <style:paragraph-properties fo:text-align="start" style:justify-single-word="false"/>
      <style:text-properties fo:font-weight="bold" officeooo:rsid="000f9e4f" officeooo:paragraph-rsid="000f9e4f" style:font-weight-asian="bold" style:font-weight-complex="bold"/>
    </style:style>
    <style:style style:name="P9" style:family="paragraph" style:parent-style-name="Standard" style:list-style-name="L7">
      <style:text-properties fo:font-weight="bold" officeooo:rsid="0012e532" officeooo:paragraph-rsid="0012e532" style:font-weight-asian="bold" style:font-weight-complex="bold"/>
    </style:style>
    <style:style style:name="P10" style:family="paragraph" style:parent-style-name="Standard">
      <style:text-properties fo:font-weight="bold" officeooo:rsid="00160265" officeooo:paragraph-rsid="00160265" style:font-weight-asian="bold" style:font-weight-complex="bold"/>
    </style:style>
    <style:style style:name="P11" style:family="paragraph" style:parent-style-name="Standard" style:list-style-name="L1">
      <style:paragraph-properties fo:text-align="start" style:justify-single-word="false"/>
      <style:text-properties officeooo:paragraph-rsid="000ee310"/>
    </style:style>
    <style:style style:name="P12" style:family="paragraph" style:parent-style-name="Standard" style:list-style-name="L1">
      <style:paragraph-properties fo:text-align="start" style:justify-single-word="false"/>
      <style:text-properties fo:font-weight="normal" officeooo:rsid="000ee310" officeooo:paragraph-rsid="000ee310" style:font-weight-asian="normal" style:font-weight-complex="normal"/>
    </style:style>
    <style:style style:name="P13" style:family="paragraph" style:parent-style-name="Standard" style:list-style-name="L3">
      <style:paragraph-properties fo:text-align="start" style:justify-single-word="false"/>
      <style:text-properties fo:font-weight="normal" officeooo:rsid="000ee310" officeooo:paragraph-rsid="000ee310" style:font-weight-asian="normal" style:font-weight-complex="normal"/>
    </style:style>
    <style:style style:name="P14" style:family="paragraph" style:parent-style-name="Standard" style:list-style-name="L3">
      <style:paragraph-properties fo:text-align="start" style:justify-single-word="false"/>
      <style:text-properties fo:font-weight="normal" officeooo:rsid="000f41c2" officeooo:paragraph-rsid="000f41c2" style:font-weight-asian="normal" style:font-weight-complex="normal"/>
    </style:style>
    <style:style style:name="P15" style:family="paragraph" style:parent-style-name="Standard">
      <style:paragraph-properties fo:text-align="start" style:justify-single-word="false"/>
      <style:text-properties fo:font-weight="normal" officeooo:rsid="000f9e4f" officeooo:paragraph-rsid="000f9e4f" style:font-weight-asian="normal" style:font-weight-complex="normal"/>
    </style:style>
    <style:style style:name="P16" style:family="paragraph" style:parent-style-name="Standard" style:list-style-name="L5">
      <style:paragraph-properties fo:text-align="start" style:justify-single-word="false"/>
      <style:text-properties fo:font-weight="normal" officeooo:rsid="000fdb11" officeooo:paragraph-rsid="000fdb11" style:font-weight-asian="normal" style:font-weight-complex="normal"/>
    </style:style>
    <style:style style:name="P17" style:family="paragraph" style:parent-style-name="Standard" style:list-style-name="L7">
      <style:text-properties fo:font-weight="normal" officeooo:rsid="0012e532" officeooo:paragraph-rsid="0012e532" style:font-weight-asian="normal" style:font-weight-complex="normal"/>
    </style:style>
    <style:style style:name="P18" style:family="paragraph" style:parent-style-name="Standard">
      <style:text-properties fo:font-weight="normal" officeooo:rsid="0012e532" officeooo:paragraph-rsid="0012e532" style:font-weight-asian="normal" style:font-weight-complex="normal"/>
    </style:style>
    <style:style style:name="P19" style:family="paragraph" style:parent-style-name="Standard" style:list-style-name="L8">
      <style:text-properties fo:font-weight="normal" officeooo:rsid="0015c242" officeooo:paragraph-rsid="0015c242" style:font-weight-asian="normal" style:font-weight-complex="normal"/>
    </style:style>
    <style:style style:name="P20" style:family="paragraph" style:parent-style-name="Standard" style:list-style-name="L8">
      <style:text-properties fo:font-weight="normal" officeooo:rsid="00160265" officeooo:paragraph-rsid="00160265" style:font-weight-asian="normal" style:font-weight-complex="normal"/>
    </style:style>
    <style:style style:name="P21" style:family="paragraph" style:parent-style-name="Standard">
      <style:text-properties fo:font-weight="normal" officeooo:rsid="00160265" officeooo:paragraph-rsid="00160265" style:font-weight-asian="normal" style:font-weight-complex="normal"/>
    </style:style>
    <style:style style:name="P22" style:family="paragraph" style:parent-style-name="Standard">
      <style:paragraph-properties fo:text-align="start" style:justify-single-word="false"/>
      <style:text-properties fo:font-size="12pt" fo:font-weight="normal" officeooo:rsid="000f9e4f" officeooo:paragraph-rsid="000f9e4f" style:font-size-asian="12pt" style:font-weight-asian="normal" style:font-size-complex="12pt" style:font-weight-complex="normal"/>
    </style:style>
    <style:style style:name="P23" style:family="paragraph" style:parent-style-name="Standard" style:list-style-name="L5">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bold" officeooo:rsid="000fdb11" officeooo:paragraph-rsid="000fdb11" style:font-size-asian="12pt" style:font-weight-asian="bold" style:font-size-complex="12pt" style:font-weight-complex="bold"/>
    </style:style>
    <style:style style:name="P25" style:family="paragraph" style:parent-style-name="Standard" style:list-style-name="L10">
      <style:text-properties officeooo:paragraph-rsid="00160265"/>
    </style:style>
    <style:style style:name="P26" style:family="paragraph" style:parent-style-name="Text_20_body" style:list-style-name="L5">
      <style:paragraph-properties fo:text-align="start" style:justify-single-word="false"/>
      <style:text-properties fo:font-weight="normal" officeooo:rsid="000fdb11" officeooo:paragraph-rsid="000fdb11" style:font-weight-asian="normal" style:font-weight-complex="normal"/>
    </style:style>
    <style:style style:name="P27" style:family="paragraph" style:parent-style-name="Text_20_body" style:list-style-name="L7">
      <style:text-properties officeooo:paragraph-rsid="00160265"/>
    </style:style>
    <style:style style:name="P28" style:family="paragraph" style:parent-style-name="Text_20_body" style:list-style-name="L7">
      <style:paragraph-properties fo:margin-top="0cm" fo:margin-bottom="0cm" loext:contextual-spacing="false"/>
    </style:style>
    <style:style style:name="P29" style:family="paragraph" style:parent-style-name="Text_20_body" style:list-style-name="L7">
      <style:paragraph-properties fo:margin-top="0cm" fo:margin-bottom="0cm" loext:contextual-spacing="false"/>
      <style:text-properties officeooo:paragraph-rsid="001026a8"/>
    </style:style>
    <style:style style:name="T1" style:family="text">
      <style:text-properties style:font-name="Ubuntu"/>
    </style:style>
    <style:style style:name="T2" style:family="text">
      <style:text-properties style:font-name="Ubuntu" fo:font-weight="normal" officeooo:rsid="000ee310" style:font-weight-asian="normal" style:font-weight-complex="normal"/>
    </style:style>
    <style:style style:name="T3" style:family="text">
      <style:text-properties style:font-name="Ubuntu" fo:font-weight="normal" officeooo:rsid="00160265" style:font-weight-asian="normal" style:font-weight-complex="normal"/>
    </style:style>
    <style:style style:name="T4" style:family="text">
      <style:text-properties style:font-name="Ubuntu" fo:font-weight="bold" style:font-weight-asian="bold" style:font-weight-complex="bold"/>
    </style:style>
    <style:style style:name="T5" style:family="text">
      <style:text-properties style:font-name="Ubuntu" fo:font-weight="bold" officeooo:rsid="000ee310" style:font-weight-asian="bold" style:font-weight-complex="bold"/>
    </style:style>
    <style:style style:name="T6" style:family="text">
      <style:text-properties style:font-name="Ubuntu" fo:font-weight="bold" officeooo:rsid="0015c242" style:font-weight-asian="bold" style:font-weight-complex="bold"/>
    </style:style>
    <style:style style:name="T7" style:family="text">
      <style:text-properties style:font-name="Ubuntu" fo:font-weight="bold" officeooo:rsid="0012e532" style:font-weight-asian="bold" style:font-weight-complex="bold"/>
    </style:style>
    <style:style style:name="T8" style:family="text">
      <style:text-properties style:font-name="Ubuntu" fo:font-weight="bold" officeooo:rsid="00160265" style:font-weight-asian="bold" style:font-weight-complex="bold"/>
    </style:style>
    <style:style style:name="T9" style:family="text">
      <style:text-properties style:font-name="Ubuntu" fo:font-size="12pt" style:font-size-asian="12pt" style:font-size-complex="12pt"/>
    </style:style>
    <style:style style:name="T10" style:family="text">
      <style:text-properties style:font-name="Ubuntu" fo:font-size="12pt" fo:font-weight="bold" officeooo:rsid="0012e532" style:font-size-asian="12pt" style:font-weight-asian="bold" style:font-size-complex="12pt" style:font-weight-complex="bold"/>
    </style:style>
    <style:style style:name="T11" style:family="text">
      <style:text-properties style:font-name="Ubuntu" officeooo:rsid="001026a8"/>
    </style:style>
    <style:style style:name="T12" style:family="text">
      <style:text-properties style:font-name="Ubuntu" officeooo:rsid="00160265"/>
    </style:style>
    <style:style style:name="T13" style:family="text">
      <style:text-properties officeooo:rsid="0011531d"/>
    </style:style>
    <style:style style:name="T14"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text:p>
      <text:p text:style-name="P6">Written by <text:s/>: Thilak T P </text:p>
      <text:p text:style-name="P5"><text:span text:style-name="T14"><text:s text:c="8"/>GitHub : </text:span><text:a xlink:type="simple" xlink:href="https://github.com/thilak-tp" text:style-name="Internet_20_link" text:visited-style-name="Visited_20_Internet_20_Link"><text:span text:style-name="T14">https://github.com/thilak-tp</text:span></text:a></text:p>
      <text:p text:style-name="P6"><text:s text:c="2"/><text:span text:style-name="T13">Instagram : @t_h_i_l_a_K</text:span></text:p>
      <text:p text:style-name="P3"/>
      <text:p text:style-name="P4">Introduction</text:p>
      <text:list xml:id="list2925692230" text:style-name="L1">
        <text:list-header>
          <text:p text:style-name="P11"><text:span text:style-name="T2"/></text:p>
        </text:list-header>
        <text:list-item>
          <text:p text:style-name="P11"><text:span text:style-name="T2">C++ was developed at AT&amp;T Bell Laboratories in the early 1980s by </text:span><text:span text:style-name="T5">Bjarne Stroustrup.</text:span></text:p>
        </text:list-item>
        <text:list-item>
          <text:p text:style-name="P12"><text:span text:style-name="T1">He extented C with features from his favorite language – Simula 67.</text:span></text:p>
        </text:list-item>
        <text:list-item>
          <text:p text:style-name="P12"><text:span text:style-name="T1">He called it “C with Classes”</text:span><text:span text:style-name="T4">.</text:span></text:p>
        </text:list-item>
        <text:list-item>
          <text:p text:style-name="P12"><text:span text:style-name="T1">The name C++ was coined by </text:span><text:span text:style-name="T4">Rick Mascitti </text:span><text:span text:style-name="T1">where “++” is the increment operator.</text:span></text:p>
        </text:list-item>
      </text:list>
      <text:p text:style-name="P7"><text:span text:style-name="T1"/></text:p>
      <text:p text:style-name="P7"><text:span text:style-name="T1">Translating a C++ Program</text:span></text:p>
      <text:p text:style-name="P7"><text:span text:style-name="T1"/></text:p>
      <text:list xml:id="list833932241" text:style-name="L3">
        <text:list-item>
          <text:p text:style-name="P13"><text:span text:style-name="T1">The editor is used to write the C++ source code and it is saved with the “.cpp” extension.</text:span></text:p>
        </text:list-item>
        <text:list-item>
          <text:p text:style-name="P14"><text:span text:style-name="T1">Before compilation the headfiles are copied to the source files.</text:span></text:p>
        </text:list-item>
        <text:list-item>
          <text:p text:style-name="P14"><text:span text:style-name="T1">The souce code is then translated by the compiler and reports the error if any. If no errors are found, the object file is created containing machine code. This object file is also called a module.</text:span></text:p>
        </text:list-item>
        <text:list-item>
          <text:p text:style-name="P14"><text:span text:style-name="T1">Finally, linker combines the object file with other modules to form an executable file.</text:span></text:p>
        </text:list-item>
        <text:list-item>
          <text:p text:style-name="P14"><text:span text:style-name="T1"/></text:p>
        </text:list-item>
      </text:list>
      <text:p text:style-name="P8"><text:span text:style-name="T1">Basic Structure of a C ++ Program</text:span></text:p>
      <text:p text:style-name="P15"><text:span text:style-name="T1"/></text:p>
      <text:p text:style-name="P15"><text:span text:style-name="T1">#include&lt;headfilename&gt; <text:s/>// Including a headfile</text:span></text:p>
      <text:p text:style-name="P15"><text:span text:style-name="T1">#define PI 3.142 <text:s text:c="3"/>// Declaring a Macro</text:span></text:p>
      <text:p text:style-name="P15"><text:span text:style-name="T1">using namespace std; </text:span></text:p>
      <text:p text:style-name="P15"><text:span text:style-name="T1"/></text:p>
      <text:p text:style-name="P15"><text:span text:style-name="T1">int var1; <text:s text:c="11"/>//</text:span><text:span text:style-name="T9">Global variable declarations</text:span></text:p>
      <text:p text:style-name="P22"><text:span text:style-name="T1">int main()</text:span></text:p>
      <text:p text:style-name="P22"><text:span text:style-name="T1">{</text:span></text:p>
      <text:p text:style-name="P22"><text:span text:style-name="T1"><text:s text:c="4"/>int var2; <text:s text:c="6"/>//Local variable declarations</text:span></text:p>
      <text:p text:style-name="P22"><text:span text:style-name="T1"/></text:p>
      <text:p text:style-name="P22"><text:span text:style-name="T1"><text:s text:c="4"/>cout&lt;&lt;”C++ and DSA – 16 August 2021\n”; <text:s text:c="2"/>// Statements</text:span></text:p>
      <text:p text:style-name="P22"><text:span text:style-name="T1"><text:s text:c="4"/></text:span></text:p>
      <text:p text:style-name="P22"><text:span text:style-name="T1"><text:s text:c="4"/>return 0;</text:span></text:p>
      <text:p text:style-name="P22"><text:span text:style-name="T1">}</text:span></text:p>
      <text:p text:style-name="P22"><text:span text:style-name="T1"/></text:p>
      <text:p text:style-name="P24"><text:span text:style-name="T1">1. Header files</text:span></text:p>
      <text:p text:style-name="P24"><text:span text:style-name="T1"/></text:p>
      <text:list xml:id="list3472954143" text:style-name="L5">
        <text:list-item>
          <text:p text:style-name="P23"><text:span text:style-name="T1">The preprocessor copies the specified headfile to the place where <text:s/>#include was called in the source file.</text:span></text:p>
        </text:list-item>
        <text:list-item>
          <text:p text:style-name="P23"><text:span text:style-name="T1">It contains </text:span><text:span text:style-name="T4">function definitions , datatype definitions and macros</text:span></text:p>
        </text:list-item>
        <text:list-item>
          <text:p text:style-name="P23"><text:span text:style-name="T1">#include is a preprocessor directive that instructs the compiler to include the specified header file into the source code before compiling.</text:span></text:p>
        </text:list-item>
        <text:list-item>
          <text:p text:style-name="P16"><text:span text:style-name="T1">To make your own headerfile write C++ code and save it as ‘filename.h’ and using #include “</text:span><text:span text:style-name="T11">customheadername.h</text:span><text:span text:style-name="T1">”, call it from a C++ source file and make use of the headerfile code in the source file.</text:span></text:p>
          <text:p text:style-name="P26"><text:span text:style-name="Strong_20_Emphasis"><text:span text:style-name="T1"/></text:span></text:p>
        </text:list-item>
        <text:list-item>
          <text:p text:style-name="P26"><text:soft-page-break/><text:span text:style-name="Strong_20_Emphasis"><text:span text:style-name="T1">Standard Header Files And Their Uses:</text:span></text:span><text:span text:style-name="T1"> <text:line-break/> </text:span></text:p>
        </text:list-item>
      </text:list>
      <text:list xml:id="list661448645" text:style-name="L7">
        <text:list-item>
          <text:p text:style-name="P29"><text:span text:style-name="Strong_20_Emphasis"><text:span text:style-name="T9">#include&lt;stdio.h&gt;:</text:span></text:span><text:span text:style-name="T9"> It is used to perform input and output operations using functions </text:span><text:span text:style-name="Strong_20_Emphasis"><text:span text:style-name="T9">scanf()</text:span></text:span><text:span text:style-name="T9"> and </text:span><text:span text:style-name="Strong_20_Emphasis"><text:span text:style-name="T9">printf()</text:span></text:span><text:span text:style-name="T9">.</text:span></text:p>
          <text:p text:style-name="P29"><text:span text:style-name="T9"/></text:p>
        </text:list-item>
        <text:list-item>
          <text:p text:style-name="P28"><text:span text:style-name="Strong_20_Emphasis"><text:span text:style-name="T9">#include&lt;iostream&gt;:</text:span></text:span><text:span text:style-name="T9"> It is used as a stream of Input and Output using cin and cout.</text:span></text:p>
          <text:p text:style-name="P28"><text:span text:style-name="T9"/></text:p>
        </text:list-item>
        <text:list-item>
          <text:p text:style-name="P28"><text:span text:style-name="Strong_20_Emphasis"><text:span text:style-name="T9">#include&lt;string.h&gt;:</text:span></text:span><text:span text:style-name="T9"> It is used to perform various functionalities related to string manipulation like strlen(), strcmp(), strcpy(), size(), etc.</text:span></text:p>
          <text:p text:style-name="P28"><text:span text:style-name="T9"/></text:p>
        </text:list-item>
        <text:list-item>
          <text:p text:style-name="P28"><text:span text:style-name="Strong_20_Emphasis"><text:span text:style-name="T9">#include&lt;math.h&gt;:</text:span></text:span><text:span text:style-name="T9"> It is used to perform mathematical operations like sqrt(), log2(), pow(), etc.</text:span></text:p>
          <text:p text:style-name="P28"><text:span text:style-name="T9"/></text:p>
        </text:list-item>
        <text:list-item>
          <text:p text:style-name="P28"><text:span text:style-name="Strong_20_Emphasis"><text:span text:style-name="T9">#include&lt;iomanip.h&gt;:</text:span></text:span><text:span text:style-name="T9"> It is used to access set() and setprecision() function to limit the decimal places in variables.</text:span></text:p>
          <text:p text:style-name="P28"><text:span text:style-name="T9"/></text:p>
        </text:list-item>
        <text:list-item>
          <text:p text:style-name="P28"><text:span text:style-name="Strong_20_Emphasis"><text:span text:style-name="T9">#include&lt;signal.h&gt;:</text:span></text:span><text:span text:style-name="T9"> It is used to perform signal handling functions like </text:span><text:span text:style-name="Strong_20_Emphasis"><text:span text:style-name="T9">signal()</text:span></text:span><text:span text:style-name="T9"> and </text:span><text:span text:style-name="Strong_20_Emphasis"><text:span text:style-name="T9">raise()</text:span></text:span><text:span text:style-name="T9">.</text:span></text:p>
          <text:p text:style-name="P28"><text:span text:style-name="T9"/></text:p>
        </text:list-item>
        <text:list-item>
          <text:p text:style-name="P28"><text:span text:style-name="Strong_20_Emphasis"><text:span text:style-name="T9">#include&lt;stdarg.h&gt;:</text:span></text:span><text:span text:style-name="T9">It is used to perform standard argument functions like </text:span><text:span text:style-name="Strong_20_Emphasis"><text:span text:style-name="T9">va_start()</text:span></text:span><text:span text:style-name="T9"> and </text:span><text:span text:style-name="Strong_20_Emphasis"><text:span text:style-name="T9">va_arg()</text:span></text:span><text:span text:style-name="T9">. It is also used to indicate start of the variable-length argument list and to fetch the arguments from the variable-length argument list in the program respectively.</text:span></text:p>
        </text:list-item>
        <text:list-item>
          <text:p text:style-name="P28"><text:span text:style-name="T9"/></text:p>
        </text:list-item>
        <text:list-item>
          <text:p text:style-name="P28"><text:span text:style-name="Strong_20_Emphasis"><text:span text:style-name="T9">#include&lt;errno.h&gt;:</text:span></text:span><text:span text:style-name="T9"> It is used to perform error handling operations like </text:span><text:span text:style-name="Strong_20_Emphasis"><text:span text:style-name="T9">errno()</text:span></text:span><text:span text:style-name="T9">, </text:span><text:span text:style-name="Strong_20_Emphasis"><text:span text:style-name="T9">strerror()</text:span></text:span><text:span text:style-name="T9">, </text:span><text:span text:style-name="Strong_20_Emphasis"><text:span text:style-name="T9">perror()</text:span></text:span><text:span text:style-name="T9">, etc.</text:span></text:p>
          <text:p text:style-name="P28"><text:span text:style-name="T9"/></text:p>
        </text:list-item>
        <text:list-item>
          <text:p text:style-name="P28"><text:span text:style-name="Strong_20_Emphasis"><text:span text:style-name="T9">#include&lt;fstream.h&gt;:</text:span></text:span><text:span text:style-name="T9"> It is used to control the data to read from a file as an input and data to write into the file as an output.</text:span></text:p>
          <text:p text:style-name="P28"><text:span text:style-name="T9"/></text:p>
        </text:list-item>
        <text:list-item>
          <text:p text:style-name="P28"><text:span text:style-name="Strong_20_Emphasis"><text:span text:style-name="T9">#include&lt;time.h&gt;:</text:span></text:span><text:span text:style-name="T9"> It is used to perform functions related to date() and time() like setdate() and getdate(). It is also used to modify the system date and get the CPU time respectively.</text:span></text:p>
          <text:p text:style-name="P28"><text:span text:style-name="T9"/></text:p>
        </text:list-item>
        <text:list-item>
          <text:p text:style-name="P28"><text:span text:style-name="Strong_20_Emphasis"><text:span text:style-name="T9">#include&lt;float.h&gt;:</text:span></text:span><text:span text:style-name="T9"> It contains a set of various platform-dependent constants related to floating point values. These constants are proposed by ANSI C. They allow making programs more portable. Some examples of constants included in this header file are- e(exponent), b(base/radix), etc.</text:span></text:p>
          <text:p text:style-name="P28"><text:span text:style-name="T9"/></text:p>
        </text:list-item>
        <text:list-item>
          <text:p text:style-name="P27"><text:span text:style-name="Strong_20_Emphasis"><text:span text:style-name="T9">#include&lt;limits.h&gt;:</text:span></text:span><text:span text:style-name="T9"> It determines various properties of the various variable types. The macros defined in this header, limits the values of various variable types like </text:span><text:span text:style-name="Strong_20_Emphasis"><text:span text:style-name="T9">char</text:span></text:span><text:span text:style-name="T9">, </text:span><text:span text:style-name="Strong_20_Emphasis"><text:span text:style-name="T9">int</text:span></text:span><text:span text:style-name="T9">, and </text:span><text:span text:style-name="Strong_20_Emphasis"><text:span text:style-name="T9">long</text:span></text:span><text:span text:style-name="T9">. These limits specify that a variable cannot store any value beyond these limits, for example an unsigned character can store up to a maximum value of </text:span><text:span text:style-name="Strong_20_Emphasis"><text:span text:style-name="T9">255</text:span></text:span><text:span text:style-name="T9">.</text:span></text:p>
          <text:p text:style-name="P27"><text:soft-page-break/><text:span text:style-name="T10"/></text:p>
          <text:p text:style-name="P27"><text:span text:style-name="T7">2. Macros</text:span></text:p>
        </text:list-item>
        <text:list-item>
          <text:p text:style-name="P9"><text:span text:style-name="T1"/></text:p>
        </text:list-item>
        <text:list-item>
          <text:p text:style-name="P17"><text:span text:style-name="T1">A macro is a piece of code in a program that is replaced by the value of tthe macro.</text:span></text:p>
        </text:list-item>
        <text:list-item>
          <text:p text:style-name="P17"><text:span text:style-name="T1">It is defined by #define directive.</text:span></text:p>
        </text:list-item>
        <text:list-item>
          <text:p text:style-name="P17"><text:span text:style-name="T1">When a macro name is encountered by the compiler, it replaces the name with the definition of the macro.</text:span></text:p>
        </text:list-item>
        <text:list-item>
          <text:p text:style-name="P17"><text:span text:style-name="T1">They are not needed to be terminated by semi-colon.</text:span></text:p>
        </text:list-item>
        <text:list-item>
          <text:p text:style-name="P17"><text:span text:style-name="T1">Syntax: <text:s/></text:span><text:span text:style-name="T4">#define macroname macrovalue</text:span></text:p>
          <text:p text:style-name="P17"><text:span text:style-name="T4"/></text:p>
        </text:list-item>
        <text:list-item>
          <text:p text:style-name="P17"><text:span text:style-name="T1">Example: 1. </text:span><text:span text:style-name="T4">Object-like macros</text:span><text:span text:style-name="T1">: <text:s text:c="6"/>#define PI 3.142</text:span></text:p>
          <text:p text:style-name="P17"><text:span text:style-name="T1"><text:s text:c="19"/>2. </text:span><text:span text:style-name="T4">Function type macros</text:span><text:span text:style-name="T1">: #define AREA(l, b) (l*b) </text:span></text:p>
          <text:p text:style-name="P17"><text:span text:style-name="T1"><text:s text:c="19"/>3. </text:span><text:span text:style-name="T4">Chain macros</text:span><text:span text:style-name="T1">: <text:s text:c="17"/>#define MATH MARKS</text:span></text:p>
        </text:list-item>
      </text:list>
      <text:p text:style-name="P18"><text:span text:style-name="T1"><text:s text:c="84"/>#define MARKS 43</text:span></text:p>
      <text:p text:style-name="P18"><text:span text:style-name="T1"><text:s text:c="33"/>4.</text:span><text:span text:style-name="T4">Multiline macros</text:span><text:span text:style-name="T1">: <text:s text:c="11"/>#define ELEMENTS 1, \</text:span></text:p>
      <text:p text:style-name="P18"><text:span text:style-name="T1"><text:s text:c="124"/>2, \</text:span></text:p>
      <text:p text:style-name="P18"><text:span text:style-name="T1"><text:s text:c="124"/>3</text:span></text:p>
      <text:p text:style-name="P18"><text:span text:style-name="T6"><text:s text:c="11"/>3. Global Variable declarations</text:span></text:p>
      <text:p text:style-name="P18"><text:span text:style-name="T6"/></text:p>
      <text:list xml:id="list2785322742" text:style-name="L8">
        <text:list-item>
          <text:p text:style-name="P19"><text:span text:style-name="T1">A variable declared globally can be accessed by any function in the sourcfile as well as other files also.</text:span></text:p>
        </text:list-item>
        <text:list-item>
          <text:p text:style-name="P19"><text:span text:style-name="T1">By defaults if a global variable isn’t initialized, it is set to 0.</text:span></text:p>
        </text:list-item>
        <text:list-item>
          <text:p text:style-name="P20"><text:span text:style-name="T1">Scope resolution operator “::” is used to use the value of global variable if there is a local variable with the same name.</text:span></text:p>
        </text:list-item>
      </text:list>
      <text:p text:style-name="P21"><text:span text:style-name="T1"/></text:p>
      <text:p text:style-name="P10"><text:span text:style-name="T1"><text:s text:c="12"/>4. Main function</text:span></text:p>
      <text:p text:style-name="P10"><text:span text:style-name="T1"/></text:p>
      <text:list xml:id="list1638721174" text:style-name="L10">
        <text:list-item>
          <text:p text:style-name="P25"><text:span text:style-name="Strong_20_Emphasis"><text:span text:style-name="T3">The Main Function</text:span></text:span><text:span text:style-name="T3"> is the main part of an application coded in C++, it is the designated entry point to a program that is executed in an operating system (on Windows, iOS, Mac-OS, Android, Linux etc.).</text:span></text:p>
          <text:p text:style-name="P25"><text:span text:style-name="T3"/></text:p>
        </text:list-item>
        <text:list-item>
          <text:p text:style-name="P25"><text:span text:style-name="T3">Every C++ application program has a main function which starts all application statements, and functions. We can create C++ files without the main function and we can use them as a library, dynamic or static library, or sub c++ files added to your main c++ file but we can not run them alone without the main function.</text:span></text:p>
          <text:p text:style-name="P25"/>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8-16T09:13:10.771488595</dc:date>
    <meta:editing-duration>PT53M43S</meta:editing-duration>
    <meta:editing-cycles>11</meta:editing-cycles>
    <meta:generator>LibreOffice/6.4.7.2$Linux_X86_64 LibreOffice_project/40$Build-2</meta:generator>
    <meta:document-statistic meta:table-count="0" meta:image-count="0" meta:object-count="0" meta:page-count="3" meta:paragraph-count="84" meta:word-count="885" meta:character-count="5619" meta:non-whitespace-character-count="4336"/>
  </office:meta>
</office:document-meta>
</file>